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3d8" officeooo:paragraph-rsid="00080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his a test document. It was created in Berlin, the capital of German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6:16:22.700855998</meta:creation-date>
    <dc:date>2017-01-11T16:16:52.155737075</dc:date>
    <meta:editing-duration>PT30S</meta:editing-duration>
    <meta:editing-cycles>1</meta:editing-cycles>
    <meta:document-statistic meta:table-count="0" meta:image-count="0" meta:object-count="0" meta:page-count="1" meta:paragraph-count="1" meta:word-count="13" meta:character-count="72" meta:non-whitespace-character-count="59"/>
    <meta:generator>LibreOffice/5.1.4.2$Linux_X86_64 LibreOffice_project/10m0$Build-2</meta:generator>
  </office:meta>
</office:document-meta>
</file>